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text-underline-style="none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text-underline-style="none" fo:font-weight="bol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#ffffff" style:font-weight-asian="normal" style:font-weight-complex="normal"/>
    </style:style>
    <style:style style:name="T3" style:family="text">
      <style:text-properties fo:font-weight="normal" fo:background-color="#ffff66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fo:background-color="#ffffff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fo:background-color="#ffffff" style:font-weight-asian="normal" style:font-weight-complex="normal"/>
    </style:style>
    <style:style style:name="T10" style:family="text">
      <style:text-properties style:text-underline-style="none" fo:font-weight="normal" fo:background-color="#ffff66" style:font-weight-asian="normal" style:font-weight-complex="normal"/>
    </style:style>
    <style:style style:name="T11" style:family="text">
      <style:text-properties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peamento das entidades</text:p>
      <text:p text:style-name="P5"/>
      <text:p text:style-name="P5"/>
      <text:p text:style-name="P2">Pessoa <text:span text:style-name="T1">(</text:span><text:span text:style-name="T4">CPF</text:span><text:span text:style-name="T1">, E-mail, RG, DataNascimento, Nome, Rua, Bairro, Cidade)</text:span></text:p>
      <text:p text:style-name="P4"><text:span text:style-name="T6">Cliente</text:span> <text:span text:style-name="T8">(</text:span><text:span text:style-name="T5">CPF</text:span><text:span text:style-name="T9">)</text:span></text:p>
      <text:p text:style-name="P3">Funcionário<text:span text:style-name="T1"> (</text:span><text:span text:style-name="T5">CPF</text:span><text:span text:style-name="T1">, Salário, Cargo, </text:span><text:span text:style-name="T2">Matrícula</text:span><text:span text:style-name="T4">,</text:span><text:span text:style-name="T1"> </text:span><text:span text:style-name="T3">CodDepartameto)</text:span></text:p>
      <text:p text:style-name="P2">PessoaTelefone <text:span text:style-name="T1">(</text:span><text:span text:style-name="T4">CPF</text:span><text:span text:style-name="T1">, </text:span><text:span text:style-name="T4">Telefone</text:span><text:span text:style-name="T1">)</text:span></text:p>
      <text:p text:style-name="P2"><text:span text:style-name="T11">Ponto </text:span><text:span text:style-name="T1">(</text:span><text:span text:style-name="T4">Código</text:span><text:span text:style-name="T1">, Data, HoraSaida, HoraEntrada, CPF</text:span><text:span text:style-name="T10">Funcionário</text:span><text:span text:style-name="T8">)</text:span></text:p>
      <text:p text:style-name="P2"><text:span text:style-name="T7">Departamento</text:span><text:span text:style-name="T8"> (</text:span><text:span text:style-name="T4">Código</text:span><text:span text:style-name="T8">, Nome, CPFGerente)</text:span></text:p>
      <text:p text:style-name="P2"><text:span text:style-name="T7">Estoque</text:span><text:span text:style-name="T8"> (QuantTotal, </text:span><text:span text:style-name="T4">ID)</text:span></text:p>
      <text:p text:style-name="P3">PecaAcessorio<text:span text:style-name="T1"> (</text:span><text:span text:style-name="T3">IDEstoque</text:span><text:span text:style-name="T1">, NomeProduto, </text:span><text:span text:style-name="T4">Código</text:span><text:span text:style-name="T1">, Garantia, Valor, Ano/ano, ModeloVeiculo, NomeVeiculo)</text:span></text:p>
      <text:p text:style-name="P3">FuncionarioEstoque<text:span text:style-name="T1"> (</text:span><text:span text:style-name="T5">CPF</text:span><text:span text:style-name="T4">,</text:span><text:span text:style-name="T1"> </text:span><text:span text:style-name="T4">IDEstoque)</text:span></text:p>
      <text:p text:style-name="P3"><text:span text:style-name="T11">FuncionarioPecaAcessorio</text:span> <text:span text:style-name="T1">(</text:span><text:span text:style-name="T5">CPFGerente</text:span><text:span text:style-name="T1">, </text:span><text:span text:style-name="T5">CPFFuncionario</text:span><text:span text:style-name="T1">, </text:span><text:span text:style-name="T4">CodPeca</text:span><text:span text:style-name="T1">, Data)</text:span></text:p>
      <text:p text:style-name="P3">Pedido<text:span text:style-name="T1"> (</text:span><text:span text:style-name="T4">ID</text:span><text:span text:style-name="T1">, Quantidade, Data)</text:span></text:p>
      <text:p text:style-name="P3">PedidoPecaAcessorio<text:span text:style-name="T1"> (</text:span><text:span text:style-name="T4">IDPedido</text:span><text:span text:style-name="T1">, </text:span><text:span text:style-name="T4">CodPeca</text:span><text:span text:style-name="T1">)</text:span></text:p>
      <text:p text:style-name="P3"><text:span text:style-name="T11">FuncionarioPedido</text:span><text:span text:style-name="T1"> (</text:span><text:span text:style-name="T5">CPFGerente</text:span><text:span text:style-name="T1">, </text:span><text:span text:style-name="T4">IDPedido)</text:span></text:p>
      <text:p text:style-name="P3">Fornecedor<text:span text:style-name="T1"> ( NomeEmpresa, Código, </text:span><text:span text:style-name="T4">CNPJ</text:span><text:span text:style-name="T1">, Endereco</text:span></text:p>
      <text:p text:style-name="P3">PedidoFornecedor<text:span text:style-name="T1"> (</text:span><text:span text:style-name="T4">CNPJ</text:span><text:span text:style-name="T1">, </text:span><text:span text:style-name="T4">IDPedido)</text:span></text:p>
      <text:p text:style-name="P3">FornecedorTelofone<text:span text:style-name="T1"> (</text:span><text:span text:style-name="T4">CNPJ</text:span><text:span text:style-name="T1">, </text:span><text:span text:style-name="T4">Telefone)</text:span></text:p>
      <text:p text:style-name="P3">FornecedorPecaAcessorio<text:span text:style-name="T1"> (CNPJ, CodPeca)</text:span></text:p>
      <text:p text:style-name="P3">Agendamento <text:span text:style-name="T1">(</text:span><text:span text:style-name="T4">ID</text:span><text:span text:style-name="T1">, Hora, Data)</text:span></text:p>
      <text:p text:style-name="P3">AgendaPecaAcessorio<text:span text:style-name="T1"> (</text:span><text:span text:style-name="T4">IDAgenda</text:span><text:span text:style-name="T1">, </text:span><text:span text:style-name="T4">CodPeca</text:span><text:span text:style-name="T1">)</text:span></text:p>
      <text:p text:style-name="P3"><text:span text:style-name="T11">FuncionarioAgenda</text:span><text:span text:style-name="T1"> (CPF</text:span><text:span text:style-name="T5">Funcionario</text:span><text:span text:style-name="T1">, </text:span><text:span text:style-name="T4">IDAgenda</text:span><text:span text:style-name="T1">, Disponibilidade)</text:span></text:p>
      <text:p text:style-name="P3">ClienteAgenda<text:span text:style-name="T1"> (CPFCliente, IDAgenda, Data, Hora)</text:span></text:p>
      <text:p text:style-name="P3">Pagamento<text:span text:style-name="T1"> (ID, Data, Hora)</text:span></text:p>
      <text:p text:style-name="P3">VendaCartao<text:span text:style-name="T1"> (</text:span><text:span text:style-name="T4">IDPagamento</text:span><text:span text:style-name="T1">, NumParcelas, </text:span><text:span text:style-name="T3">NumCartao</text:span><text:span text:style-name="T1">)</text:span></text:p>
      <text:p text:style-name="P3">Cartao<text:span text:style-name="T1"> (</text:span><text:span text:style-name="T4">Numero</text:span><text:span text:style-name="T1">, Bandeira, Titular)</text:span></text:p>
      <text:p text:style-name="P3">VendaCheque<text:span text:style-name="T1"> (</text:span><text:span text:style-name="T4">IDPagamento</text:span><text:span text:style-name="T1">, Titular, Numero, Data, Banco)</text:span></text:p>
      <text:p text:style-name="P3">ClientePagamento<text:span text:style-name="T1"> (</text:span><text:span text:style-name="T4">CPFCliente</text:span><text:span text:style-name="T1">, </text:span><text:span text:style-name="T4">IDPagamento</text:span><text:span text:style-name="T1">)</text:span></text:p>
      <text:p text:style-name="P6"/>
      <text:p text:style-name="P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an lb</meta:initial-creator>
    <meta:creation-date>2018-02-21T09:47:13.60</meta:creation-date>
    <dc:date>2018-02-21T17:16:50.69</dc:date>
    <dc:creator>Luan lb</dc:creator>
    <meta:editing-duration>PT2H26M7S</meta:editing-duration>
    <meta:editing-cycles>9</meta:editing-cycles>
    <meta:generator>OpenOffice/4.1.5$Win32 OpenOffice.org_project/415m1$Build-9789</meta:generator>
    <meta:document-statistic meta:table-count="0" meta:image-count="0" meta:object-count="0" meta:page-count="1" meta:paragraph-count="27" meta:word-count="115" meta:character-count="1165"/>
  </office:meta>
</office:document-meta>
</file>